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l <text:span text:style-name="Strong_20_Emphasis">Digital Twin (gemelo digital)</text:span> en <text:span text:style-name="Emphasis">data centers</text:span> se utiliza para <text:span text:style-name="Strong_20_Emphasis">replicar virtualmente la infraestructura física y operativa</text:span> del centro de datos, permitiendo simular, monitorear y optimizar su funcionamiento en tiempo real.</text:p>
      <text:p text:style-name="Text_20_body">Aquí te explico los principales usos:</text:p>
      <text:p text:style-name="Horizontal_20_Line"/>
      <text:h text:style-name="Heading_20_2" text:outline-level="2">1️⃣ Monitoreo en tiempo real</text:h>
      <text:p text:style-name="Text_20_body">El gemelo digital integra datos de:</text:p>
      <text:list text:style-name="L1">
        <text:list-item>
          <text:p text:style-name="P1">Sensores de temperatura y humedad</text:p>
        </text:list-item>
        <text:list-item>
          <text:p text:style-name="P1">Consumo eléctrico (UPS, PDU, racks)</text:p>
        </text:list-item>
        <text:list-item>
          <text:p text:style-name="P1">Sistemas de enfriamiento (CRAC/CRAH)</text:p>
        </text:list-item>
        <text:list-item>
          <text:p text:style-name="P1">Flujo de aire</text:p>
        </text:list-item>
        <text:list-item>
          <text:p text:style-name="P1">Estado de servidores y equipos</text:p>
        </text:list-item>
      </text:list>
      <text:p text:style-name="Text_20_body">🔎 Permite visualizar el data center en 3D y detectar:</text:p>
      <text:list text:style-name="L2">
        <text:list-item>
          <text:p text:style-name="P2">Puntos calientes (hotspots)</text:p>
        </text:list-item>
        <text:list-item>
          <text:p text:style-name="P2">Sobrecargas eléctricas</text:p>
        </text:list-item>
        <text:list-item>
          <text:p text:style-name="P2">Ineficiencias térmicas</text:p>
        </text:list-item>
        <text:list-item>
          <text:p text:style-name="P2">Riesgos operativos</text:p>
        </text:list-item>
      </text:list>
      <text:p text:style-name="Horizontal_20_Line"/>
      <text:h text:style-name="Heading_20_2" text:outline-level="2">2️⃣ Optimización de eficiencia energética (PUE)</text:h>
      <text:p text:style-name="Text_20_body">Uno de los usos más importantes.</text:p>
      <text:p text:style-name="Text_20_body">El digital twin permite:</text:p>
      <text:list text:style-name="L3">
        <text:list-item>
          <text:p text:style-name="P3">Simular cambios en sistemas de enfriamiento</text:p>
        </text:list-item>
        <text:list-item>
          <text:p text:style-name="P3">Ajustar temperaturas sin riesgo</text:p>
        </text:list-item>
        <text:list-item>
          <text:p text:style-name="P3">Evaluar configuraciones antes de implementarlas</text:p>
        </text:list-item>
        <text:list-item>
          <text:p text:style-name="P3">Reducir consumo energético</text:p>
        </text:list-item>
      </text:list>
      <text:p text:style-name="Text_20_body">💡 Impacto directo en:</text:p>
      <text:list text:style-name="L4">
        <text:list-item>
          <text:p text:style-name="P4">Reducción de costos</text:p>
        </text:list-item>
        <text:list-item>
          <text:p text:style-name="P4">Mejora del PUE</text:p>
        </text:list-item>
        <text:list-item>
          <text:p text:style-name="P4">Sostenibilidad</text:p>
        </text:list-item>
      </text:list>
      <text:p text:style-name="Horizontal_20_Line"/>
      <text:h text:style-name="Heading_20_2" text:outline-level="2"><text:soft-page-break/>3️⃣ Simulación de escenarios (What-if analysis)</text:h>
      <text:p text:style-name="Text_20_body">Antes de hacer cambios físicos, se pueden simular:</text:p>
      <text:list text:style-name="L5">
        <text:list-item>
          <text:p text:style-name="P5">Instalación de nuevos racks</text:p>
        </text:list-item>
        <text:list-item>
          <text:p text:style-name="P5">Aumento de carga TI</text:p>
        </text:list-item>
        <text:list-item>
          <text:p text:style-name="P5">Falla de un UPS</text:p>
        </text:list-item>
        <text:list-item>
          <text:p text:style-name="P5">Corte eléctrico</text:p>
        </text:list-item>
        <text:list-item>
          <text:p text:style-name="P5">Cambios en distribución de aire</text:p>
        </text:list-item>
      </text:list>
      <text:p text:style-name="Text_20_body">Esto reduce riesgos y evita errores costosos.</text:p>
      <text:p text:style-name="Horizontal_20_Line"/>
      <text:h text:style-name="Heading_20_2" text:outline-level="2">4️⃣ Planificación de capacidad (Capacity Planning)</text:h>
      <text:p text:style-name="Text_20_body">Permite responder preguntas como:</text:p>
      <text:list text:style-name="L6">
        <text:list-item>
          <text:p text:style-name="P6">¿Cuánto espacio queda disponible?</text:p>
        </text:list-item>
        <text:list-item>
          <text:p text:style-name="P6">¿Cuánta potencia eléctrica puedo agregar?</text:p>
        </text:list-item>
        <text:list-item>
          <text:p text:style-name="P6">¿Mi sistema de enfriamiento soporta más servidores?</text:p>
        </text:list-item>
        <text:list-item>
          <text:p text:style-name="P6">¿Cuándo necesitaré expandir?</text:p>
        </text:list-item>
      </text:list>
      <text:p text:style-name="Text_20_body">Muy útil para crecimiento escalable.</text:p>
      <text:p text:style-name="Horizontal_20_Line"/>
      <text:h text:style-name="Heading_20_2" text:outline-level="2">5️⃣ Mantenimiento predictivo</text:h>
      <text:p text:style-name="Text_20_body">Con modelos de IA y datos históricos, el gemelo digital puede:</text:p>
      <text:list text:style-name="L7">
        <text:list-item>
          <text:p text:style-name="P7">Detectar patrones anómalos</text:p>
        </text:list-item>
        <text:list-item>
          <text:p text:style-name="P7">Predecir fallas en equipos</text:p>
        </text:list-item>
        <text:list-item>
          <text:p text:style-name="P7">Programar mantenimiento antes de fallos</text:p>
        </text:list-item>
      </text:list>
      <text:p text:style-name="Text_20_body">Esto reduce:</text:p>
      <text:list text:style-name="L8">
        <text:list-item>
          <text:p text:style-name="P8">Downtime</text:p>
        </text:list-item>
        <text:list-item>
          <text:p text:style-name="P8">Incidentes críticos</text:p>
        </text:list-item>
        <text:list-item>
          <text:p text:style-name="P8">Costos de emergencia</text:p>
        </text:list-item>
      </text:list>
      <text:p text:style-name="Horizontal_20_Line"/>
      <text:h text:style-name="Heading_20_2" text:outline-level="2">6️⃣ Gestión de riesgos y resiliencia</text:h>
      <text:p text:style-name="Text_20_body">Se usa para analizar:</text:p>
      <text:list text:style-name="L9">
        <text:list-item>
          <text:p text:style-name="P9">Redundancia N+1, 2N</text:p>
        </text:list-item>
        <text:list-item>
          <text:p text:style-name="P9"><text:soft-page-break/>Impacto de fallas en cascada</text:p>
        </text:list-item>
        <text:list-item>
          <text:p text:style-name="P9">Planes de contingencia</text:p>
        </text:list-item>
      </text:list>
      <text:p text:style-name="Text_20_body">Especialmente importante en data centers Tier III y Tier IV.</text:p>
      <text:p text:style-name="Horizontal_20_Line"/>
      <text:h text:style-name="Heading_20_2" text:outline-level="2">7️⃣ Diseño y construcción de nuevos data centers</text:h>
      <text:p text:style-name="Text_20_body">Durante la fase de diseño:</text:p>
      <text:list text:style-name="L10">
        <text:list-item>
          <text:p text:style-name="P10">Modelado BIM + simulación térmica</text:p>
        </text:list-item>
        <text:list-item>
          <text:p text:style-name="P10">Validación de layout</text:p>
        </text:list-item>
        <text:list-item>
          <text:p text:style-name="P10">Optimización antes de construir</text:p>
        </text:list-item>
      </text:list>
      <text:p text:style-name="Text_20_body">Reduce errores de diseño y sobrecostos.</text:p>
      <text:p text:style-name="Horizontal_20_Line"/>
      <text:h text:style-name="Heading_20_1" text:outline-level="1">🔎 Resumen práctico</text:h>
      <text:p text:style-name="Text_20_body">En un data center, el Digital Twin sirve para:</text:p>
      <text:p text:style-name="Text_20_body">✔ Monitorear<text:line-break/>✔ Simular<text:line-break/>✔ Optimizar<text:line-break/>✔ Predecir<text:line-break/>✔ Planificar<text:line-break/>✔ Reducir riesgos<text:line-break/>✔ Ahorrar energía</text:p>
      <text:p text:style-name="Horizontal_20_Line"/>
      <text:p text:style-name="Text_20_body">Si quieres, puedo explicarte:</text:p>
      <text:list text:style-name="L11">
        <text:list-item>
          <text:p text:style-name="P11">🔹 Cómo se implementa técnicamente (arquitectura y software)</text:p>
        </text:list-item>
        <text:list-item>
          <text:p text:style-name="P11">🔹 Qué herramientas se usan (DCIM, CFD, AI, IoT)</text:p>
        </text:list-item>
        <text:list-item>
          <text:p text:style-name="P11">🔹 Casos reales de AWS, Google o Microsoft</text:p>
        </text:list-item>
        <text:list-item>
          <text:p text:style-name="P11">🔹 Cómo se integra con BMS y sistemas eléctricos</text:p>
        </text:list-item>
        <text:list-item>
          <text:p text:style-name="P11">🔹 O cómo aplicarlo en un data center pequeño</text:p>
        </text:list-item>
      </text:list>
      <text:p text:style-name="Text_20_body">¿Cuál te interesa más?</text:p>
      <text:h text:style-name="Heading_20_1" text:outline-level="1"><text:soft-page-break/>Si quieres retirar / desmantelar (achatarrar) un Data Center</text:h>
      <text:p text:style-name="Text_20_body">El Digital Twin te ayuda en <text:span text:style-name="Strong_20_Emphasis">planificación, reducción de riesgo y maximización de valor recuperable</text:span>.</text:p>
      <text:p text:style-name="Horizontal_20_Line"/>
      <text:h text:style-name="Heading_20_2" text:outline-level="2">🔎 A. Inventario exacto y valorización de activos</text:h>
      <text:p text:style-name="Text_20_body">El gemelo digital ya tiene:</text:p>
      <text:list text:style-name="L12">
        <text:list-item>
          <text:p text:style-name="P12">Servidores instalados</text:p>
        </text:list-item>
        <text:list-item>
          <text:p text:style-name="P12">UPS y baterías</text:p>
        </text:list-item>
        <text:list-item>
          <text:p text:style-name="P12">Switches y networking</text:p>
        </text:list-item>
        <text:list-item>
          <text:p text:style-name="P12">Racks</text:p>
        </text:list-item>
        <text:list-item>
          <text:p text:style-name="P12">Cableado estructurado</text:p>
        </text:list-item>
        <text:list-item>
          <text:p text:style-name="P12">Sistemas de enfriamiento</text:p>
        </text:list-item>
        <text:list-item>
          <text:p text:style-name="P12">Equipos eléctricos</text:p>
        </text:list-item>
      </text:list>
      <text:p text:style-name="Text_20_body">👉 Puedes generar automáticamente:</text:p>
      <text:list text:style-name="L13">
        <text:list-item>
          <text:p text:style-name="P13">Lista de activos reutilizables</text:p>
        </text:list-item>
        <text:list-item>
          <text:p text:style-name="P13">Equipos revendibles</text:p>
        </text:list-item>
        <text:list-item>
          <text:p text:style-name="P13">Equipos para reciclaje</text:p>
        </text:list-item>
        <text:list-item>
          <text:p text:style-name="P13">Equipos críticos que requieren disposición especial</text:p>
        </text:list-item>
      </text:list>
      <text:p text:style-name="Text_20_body">💰 Esto te permite estimar:</text:p>
      <text:list text:style-name="L14">
        <text:list-item>
          <text:p text:style-name="P14">Valor de reventa</text:p>
        </text:list-item>
        <text:list-item>
          <text:p text:style-name="P14">Costos de reciclaje</text:p>
        </text:list-item>
        <text:list-item>
          <text:p text:style-name="P14">Costos de transporte</text:p>
        </text:list-item>
        <text:list-item>
          <text:p text:style-name="P14">ROI del cierre</text:p>
        </text:list-item>
      </text:list>
      <text:p text:style-name="Horizontal_20_Line"/>
      <text:h text:style-name="Heading_20_2" text:outline-level="2">📊 B. Simulación de apagado por fases</text:h>
      <text:p text:style-name="Text_20_body">Puedes simular:</text:p>
      <text:list text:style-name="L15">
        <text:list-item>
          <text:p text:style-name="P15">Qué pasa si apagas por zonas</text:p>
        </text:list-item>
        <text:list-item>
          <text:p text:style-name="P15">Cómo redistribuir cargas antes del cierre</text:p>
        </text:list-item>
        <text:list-item>
          <text:p text:style-name="P15">Impacto en redundancias</text:p>
        </text:list-item>
        <text:list-item>
          <text:p text:style-name="P15"><text:soft-page-break/>Qué servicios migrar primero</text:p>
        </text:list-item>
      </text:list>
      <text:p text:style-name="Text_20_body">Esto es clave si:</text:p>
      <text:list text:style-name="L16">
        <text:list-item>
          <text:p text:style-name="P16">Estás migrando a la nube</text:p>
        </text:list-item>
        <text:list-item>
          <text:p text:style-name="P16">Consolidando data centers</text:p>
        </text:list-item>
        <text:list-item>
          <text:p text:style-name="P16">Cerrando una instalación obsoleta</text:p>
        </text:list-item>
      </text:list>
      <text:p text:style-name="Text_20_body">Reduce riesgo de:</text:p>
      <text:list text:style-name="L17">
        <text:list-item>
          <text:p text:style-name="P17">Downtime inesperado</text:p>
        </text:list-item>
        <text:list-item>
          <text:p text:style-name="P17">Apagones en cascada</text:p>
        </text:list-item>
        <text:list-item>
          <text:p text:style-name="P17">Incidentes eléctricos</text:p>
        </text:list-item>
      </text:list>
      <text:p text:style-name="Horizontal_20_Line"/>
      <text:h text:style-name="Heading_20_2" text:outline-level="2">⚠ C. Gestión de riesgos durante desmantelamiento</text:h>
      <text:p text:style-name="Text_20_body">Permite identificar:</text:p>
      <text:list text:style-name="L18">
        <text:list-item>
          <text:p text:style-name="P18">Puntos eléctricos energizados</text:p>
        </text:list-item>
        <text:list-item>
          <text:p text:style-name="P18">Riesgo de arco eléctrico</text:p>
        </text:list-item>
        <text:list-item>
          <text:p text:style-name="P18">Interdependencias críticas</text:p>
        </text:list-item>
        <text:list-item>
          <text:p text:style-name="P18">Equipos con baterías peligrosas</text:p>
        </text:list-item>
        <text:list-item>
          <text:p text:style-name="P18">Sistemas presurizados</text:p>
        </text:list-item>
      </text:list>
      <text:p text:style-name="Text_20_body">Esto reduce:</text:p>
      <text:list text:style-name="L19">
        <text:list-item>
          <text:p text:style-name="P19">Accidentes</text:p>
        </text:list-item>
        <text:list-item>
          <text:p text:style-name="P19">Multas regulatorias</text:p>
        </text:list-item>
        <text:list-item>
          <text:p text:style-name="P19">Problemas ambientales</text:p>
        </text:list-item>
      </text:list>
      <text:p text:style-name="Horizontal_20_Line"/>
      <text:h text:style-name="Heading_20_2" text:outline-level="2">🌱 D. Reportes ESG y sostenibilidad</text:h>
      <text:p text:style-name="Text_20_body">Puedes generar métricas como:</text:p>
      <text:list text:style-name="L20">
        <text:list-item>
          <text:p text:style-name="P20">Material reciclado</text:p>
        </text:list-item>
        <text:list-item>
          <text:p text:style-name="P20">CO₂ evitado</text:p>
        </text:list-item>
        <text:list-item>
          <text:p text:style-name="P20">Componentes reutilizados</text:p>
        </text:list-item>
        <text:list-item>
          <text:p text:style-name="P20">Cumplimiento normativo</text:p>
        </text:list-item>
      </text:list>
      <text:p text:style-name="Text_20_body">Esto es muy potente para empresas que reportan ESG.</text:p>
      <text:p text:style-name="Horizontal_20_Line"/>
      <text:h text:style-name="Heading_20_1" text:outline-level="1"><text:soft-page-break/>💼 2️⃣ Si quieres vender este servicio a un cliente</text:h>
      <text:p text:style-name="Text_20_body">Aquí el Digital Twin se vuelve una herramienta comercial muy fuerte.</text:p>
      <text:p text:style-name="Horizontal_20_Line"/>
      <text:h text:style-name="Heading_20_2" text:outline-level="2">🎯 A. Venta basada en riesgo y ahorro</text:h>
      <text:p text:style-name="Text_20_body">En vez de vender “te ayudo a cerrar tu data center”,<text:line-break/>vendes:</text:p>
      <text:list text:style-name="L21">
        <text:list-item>
          <text:p text:style-name="P21">🔹 Reducción de riesgo operativo</text:p>
        </text:list-item>
        <text:list-item>
          <text:p text:style-name="P21">🔹 Reducción de downtime</text:p>
        </text:list-item>
        <text:list-item>
          <text:p text:style-name="P21">🔹 Optimización del valor recuperado</text:p>
        </text:list-item>
        <text:list-item>
          <text:p text:style-name="P21">🔹 Planificación sin interrupciones</text:p>
        </text:list-item>
        <text:list-item>
          <text:p text:style-name="P21">🔹 Cumplimiento ambiental</text:p>
        </text:list-item>
      </text:list>
      <text:p text:style-name="Text_20_body">Ejemplo de discurso:</text:p>
      <text:p text:style-name="Quotations">“No solo desmantelamos su data center. Simulamos el cierre completo antes de tocar un solo equipo, minimizando riesgos y maximizando el valor recuperable.”</text:p>
      <text:p text:style-name="Horizontal_20_Line"/>
      <text:h text:style-name="Heading_20_2" text:outline-level="2">📈 B. Propuesta de valor diferenciada</text:h>
      <text:p text:style-name="Text_20_body">La mayoría de empresas de reciclaje o desmantelamiento:</text:p>
      <text:list text:style-name="L22">
        <text:list-item>
          <text:p text:style-name="P22">Solo retiran equipos</text:p>
        </text:list-item>
        <text:list-item>
          <text:p text:style-name="P22">No modelan interdependencias</text:p>
        </text:list-item>
        <text:list-item>
          <text:p text:style-name="P22">No hacen simulaciones</text:p>
        </text:list-item>
        <text:list-item>
          <text:p text:style-name="P22">No entregan análisis de impacto</text:p>
        </text:list-item>
      </text:list>
      <text:p text:style-name="Text_20_body">Con Digital Twin tú ofreces:</text:p>
      <text:p text:style-name="Text_20_body">✔ Simulación previa<text:line-break/>✔ Plan detallado por fases<text:line-break/>✔ Reporte financiero de recuperación<text:line-break/>✔ Reporte de riesgos<text:line-break/>✔ Reporte ESG<text:line-break/>✔ Optimización logística</text:p>
      <text:p text:style-name="Text_20_body">Eso te posiciona como <text:span text:style-name="Strong_20_Emphasis">consultor estratégico</text:span>, no como proveedor operativo.</text:p>
      <text:p text:style-name="Horizontal_20_Line"/>
      <text:h text:style-name="Heading_20_2" text:outline-level="2"><text:soft-page-break/>💡 C. Upsell estratégico</text:h>
      <text:p text:style-name="Text_20_body">Puedes ofrecer:</text:p>
      <text:list text:style-name="L23">
        <text:list-item>
          <text:p text:style-name="P23">Digital Twin para cierre</text:p>
        </text:list-item>
        <text:list-item>
          <text:p text:style-name="P23">Luego Digital Twin para nuevo data center</text:p>
        </text:list-item>
        <text:list-item>
          <text:p text:style-name="P23">O para migración a nube</text:p>
        </text:list-item>
        <text:list-item>
          <text:p text:style-name="P23">O para optimización energética</text:p>
        </text:list-item>
      </text:list>
      <text:p text:style-name="Text_20_body">Transformas un cierre en una oportunidad de negocio mayor.</text:p>
      <text:p text:style-name="Horizontal_20_Line"/>
      <text:h text:style-name="Heading_20_1" text:outline-level="1">🧠 Ejemplo práctico de uso comercial</text:h>
      <text:p text:style-name="Text_20_body">Imagina que el cliente quiere cerrar un DC de 2 MW.</text:p>
      <text:p text:style-name="Text_20_body">Con Digital Twin puedes:</text:p>
      <text:list text:style-name="L24">
        <text:list-item>
          <text:p text:style-name="P24">Modelar qué pasa si apagas rack por rack</text:p>
        </text:list-item>
        <text:list-item>
          <text:p text:style-name="P24">Determinar el orden óptimo de desmantelamiento</text:p>
        </text:list-item>
        <text:list-item>
          <text:p text:style-name="P24">Calcular valor recuperable por activo</text:p>
        </text:list-item>
        <text:list-item>
          <text:p text:style-name="P24">Simular cuánto downtime se evitaría</text:p>
        </text:list-item>
        <text:list-item>
          <text:p text:style-name="P24">Entregar un plan validado virtualmente</text:p>
        </text:list-item>
      </text:list>
      <text:p text:style-name="Text_20_body">Eso reduce incertidumbre — y la incertidumbre es lo que más asusta al cliente.</text:p>
      <text:p text:style-name="Horizontal_20_Line"/>
      <text:h text:style-name="Heading_20_1" text:outline-level="1">🚀 En resumen</text:h>
      <text:p text:style-name="Text_20_body">Para retirar un data center el Digital Twin ayuda a:</text:p>
      <text:p text:style-name="Text_20_body">✔ Planificar sin improvisar<text:line-break/>✔ Reducir riesgos técnicos<text:line-break/>✔ Maximizar valor de activos<text:line-break/>✔ Cumplir normativa<text:line-break/>✔ Reducir impacto ambiental<text:line-break/>✔ Diferenciarte comercialment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5:33:59.715085295</meta:creation-date>
    <dc:date>2026-02-19T15:46:13.826572234</dc:date>
    <meta:editing-duration>PT1M28S</meta:editing-duration>
    <meta:editing-cycles>1</meta:editing-cycles>
    <meta:document-statistic meta:table-count="0" meta:image-count="0" meta:object-count="0" meta:page-count="7" meta:paragraph-count="163" meta:word-count="971" meta:character-count="5805" meta:non-whitespace-character-count="5094"/>
    <meta:generator>LibreOffice/24.2.7.2$Linux_X86_64 LibreOffice_project/420$Build-2</meta:generator>
  </office:meta>
</office:document-meta>
</file>